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2e6fe"/>
    </style:style>
    <style:style style:name="P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officeooo:paragraph-rsid="0012e6fe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officeooo:paragraph-rsid="0012e6fe"/>
    </style:style>
    <style:style style:name="P4" style:family="paragraph" style:parent-style-name="Text_20_body">
      <style:paragraph-properties fo:margin-top="0.0799in" fo:margin-bottom="0.0799in" style:contextual-spacing="false"/>
      <style:text-properties officeooo:paragraph-rsid="0012e6fe"/>
    </style:style>
    <style:style style:name="P5" style:family="paragraph" style:parent-style-name="Text_20_body">
      <style:paragraph-properties fo:margin-top="0in" fo:margin-bottom="0.1in" style:contextual-spacing="false"/>
      <style:text-properties officeooo:paragraph-rsid="0012e6f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style:contextual-spacing="false"/>
      <style:text-properties fo:font-style="italic" officeooo:paragraph-rsid="0012e6fe" style:font-style-asian="italic" style:font-style-complex="italic"/>
    </style:style>
    <style:style style:name="P9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officeooo:paragraph-rsid="0012e6fe" style:font-style-asian="italic" style:font-style-complex="italic"/>
    </style:style>
    <style:style style:name="P10" style:family="paragraph" style:parent-style-name="Text_20_body">
      <style:paragraph-properties fo:margin-top="0in" fo:margin-bottom="0in" style:contextual-spacing="false"/>
      <style:text-properties fo:font-style="italic" officeooo:paragraph-rsid="001495d9" style:font-style-asian="italic" style:font-style-complex="italic"/>
    </style:style>
    <style:style style:name="P11" style:family="paragraph" style:parent-style-name="Text_20_body">
      <style:paragraph-properties fo:margin-top="0in" fo:margin-bottom="0in" style:contextual-spacing="false"/>
      <style:text-properties fo:font-style="italic" officeooo:paragraph-rsid="00176d49" style:font-style-asian="italic" style:font-style-complex="italic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76d49"/>
    </style:style>
    <style:style style:name="P13" style:family="paragraph" style:parent-style-name="Heading_20_1">
      <style:text-properties officeooo:paragraph-rsid="00176d49"/>
    </style:style>
    <style:style style:name="P14" style:family="paragraph" style:parent-style-name="Heading_20_1">
      <style:paragraph-properties fo:break-before="page"/>
      <style:text-properties officeooo:paragraph-rsid="0012e6fe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2e6fe"/>
    </style:style>
    <style:style style:name="P22" style:family="paragraph" style:parent-style-name="Text_20_body">
      <style:paragraph-properties fo:margin-top="0in" fo:margin-bottom="0.0799in" style:contextual-spacing="false"/>
      <style:text-properties officeooo:paragraph-rsid="0012e6fe"/>
    </style:style>
    <style:style style:name="P23" style:family="paragraph" style:parent-style-name="Text_20_body">
      <style:paragraph-properties fo:margin-top="0in" fo:margin-bottom="0in" style:contextual-spacing="false"/>
      <style:text-properties fo:font-style="italic" officeooo:paragraph-rsid="0012e6fe" style:font-style-asian="italic" style:font-style-complex="italic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1a0524"/>
    </style:style>
    <style:style style:name="P25" style:family="paragraph" style:parent-style-name="Text_20_body">
      <style:paragraph-properties fo:margin-top="0in" fo:margin-bottom="0in" style:contextual-spacing="false" fo:break-before="page"/>
      <style:text-properties officeooo:paragraph-rsid="001a0524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495d9"/>
    </style:style>
    <style:style style:name="T8" style:family="text">
      <style:text-properties officeooo:rsid="0015f427"/>
    </style:style>
    <style:style style:name="T9" style:family="text">
      <style:text-properties officeooo:rsid="001a0524"/>
    </style:style>
    <style:style style:name="T10" style:family="text">
      <style:text-properties officeooo:rsid="001ba7b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254. Find the Power of K-Size Subarrays I</text:h>
      <text:p text:style-name="P6">You are given an array of integers <text:span text:style-name="Source_20_Text"><text:span text:style-name="T1">nums</text:span></text:span> of length <text:span text:style-name="Source_20_Text"><text:span text:style-name="T1">n</text:span></text:span> and a <text:span text:style-name="Emphasis"><text:span text:style-name="T2">positive</text:span></text:span> integer <text:span text:style-name="Source_20_Text"><text:span text:style-name="T1">k</text:span></text:span>.</text:p>
      <text:p text:style-name="P6">The <text:span text:style-name="Strong_20_Emphasis"><text:span text:style-name="T2">power</text:span></text:span> of an array is defined as:</text:p>
      <text:list text:style-name="L1">
        <text:list-item>
          <text:p text:style-name="P15">Its <text:span text:style-name="Strong_20_Emphasis"><text:span text:style-name="T2">maximum</text:span></text:span> element if <text:span text:style-name="Emphasis"><text:span text:style-name="T2">all</text:span></text:span> of its elements are <text:span text:style-name="Strong_20_Emphasis"><text:span text:style-name="T2">consecutive</text:span></text:span> and <text:span text:style-name="Strong_20_Emphasis"><text:span text:style-name="T2">sorted</text:span></text:span> in <text:span text:style-name="Strong_20_Emphasis"><text:span text:style-name="T2">ascending</text:span></text:span> order.</text:p>
        </text:list-item>
        <text:list-item>
          <text:p text:style-name="P16">-1 otherwise.</text:p>
        </text:list-item>
      </text:list>
      <text:p text:style-name="P7">You need to find the <text:span text:style-name="Strong_20_Emphasis"><text:span text:style-name="T2">power</text:span></text:span> of all <text:span text:style-name="T2">subarrays </text:span>of <text:span text:style-name="Source_20_Text"><text:span text:style-name="T1">nums</text:span></text:span> of size <text:span text:style-name="Source_20_Text"><text:span text:style-name="T1">k</text:span></text:span>.</text:p>
      <text:p text:style-name="P6">Return an integer array <text:span text:style-name="Source_20_Text"><text:span text:style-name="T1">results</text:span></text:span> of size <text:span text:style-name="Source_20_Text"><text:span text:style-name="T1">n - k + 1</text:span></text:span>, where <text:span text:style-name="Source_20_Text"><text:span text:style-name="T1">results[i]</text:span></text:span> is the <text:span text:style-name="Emphasis"><text:span text:style-name="T2">power</text:span></text:span> of <text:span text:style-name="Source_20_Text"><text:span text:style-name="T1">nums[i..(i + k - 1)]</text:span></text:span>.</text:p>
      <text:p text:style-name="P6"><text:span text:style-name="Strong_20_Emphasis"><text:span text:style-name="T2">Example 1:</text:span></text:span></text:p>
      <text:p text:style-name="P6"><text:span text:style-name="Strong_20_Emphasis"><text:span text:style-name="T2">Input:</text:span></text:span><text:span text:style-name="T2"> nums = [1,2,3,4,3,2,5], k = 3</text:span></text:p>
      <text:p text:style-name="P6"><text:span text:style-name="Strong_20_Emphasis"><text:span text:style-name="T2">Output:</text:span></text:span><text:span text:style-name="T2"> [3,4,-1,-1,-1]</text:span></text:p>
      <text:p text:style-name="P6"><text:span text:style-name="Strong_20_Emphasis"><text:span text:style-name="T2">Explanation:</text:span></text:span></text:p>
      <text:p text:style-name="P6"><text:span text:style-name="T2">There are 5 subarrays of </text:span><text:span text:style-name="Source_20_Text"><text:span text:style-name="T1">nums</text:span></text:span><text:span text:style-name="T2"> of size 3:</text:span></text:p>
      <text:list text:style-name="L2">
        <text:list-item>
          <text:p text:style-name="P17"><text:span text:style-name="Source_20_Text"><text:span text:style-name="T1">[1, 2, 3]</text:span></text:span><text:span text:style-name="T2"> with the maximum element 3.</text:span></text:p>
        </text:list-item>
        <text:list-item>
          <text:p text:style-name="P17"><text:span text:style-name="Source_20_Text"><text:span text:style-name="T1">[2, 3, 4]</text:span></text:span><text:span text:style-name="T2"> with the maximum element 4.</text:span></text:p>
        </text:list-item>
        <text:list-item>
          <text:p text:style-name="P17"><text:span text:style-name="Source_20_Text"><text:span text:style-name="T1">[3, 4, 3]</text:span></text:span><text:span text:style-name="T2"> whose elements are </text:span><text:span text:style-name="Strong_20_Emphasis"><text:span text:style-name="T2">not</text:span></text:span><text:span text:style-name="T2"> consecutive.</text:span></text:p>
        </text:list-item>
        <text:list-item>
          <text:p text:style-name="P17"><text:span text:style-name="Source_20_Text"><text:span text:style-name="T1">[4, 3, 2]</text:span></text:span><text:span text:style-name="T2"> whose elements are </text:span><text:span text:style-name="Strong_20_Emphasis"><text:span text:style-name="T2">not</text:span></text:span><text:span text:style-name="T2"> sorted.</text:span></text:p>
        </text:list-item>
        <text:list-item>
          <text:p text:style-name="P18"><text:span text:style-name="Source_20_Text"><text:span text:style-name="T1">[3, 2, 5]</text:span></text:span><text:span text:style-name="T2"> whose elements are </text:span><text:span text:style-name="Strong_20_Emphasis"><text:span text:style-name="T2">not</text:span></text:span><text:span text:style-name="T2"> consecutive.</text:span></text:p>
        </text:list-item>
      </text:list>
      <text:p text:style-name="P6"><text:span text:style-name="Strong_20_Emphasis"><text:span text:style-name="T2">Example 2:</text:span></text:span></text:p>
      <text:p text:style-name="P6"><text:span text:style-name="Strong_20_Emphasis"><text:span text:style-name="T2">Input:</text:span></text:span><text:span text:style-name="T2"> nums = [2,2,2,2,2], k = 4</text:span></text:p>
      <text:p text:style-name="P6"><text:span text:style-name="Strong_20_Emphasis"><text:span text:style-name="T2">Output:</text:span></text:span><text:span text:style-name="T2"> [-1,-1]</text:span></text:p>
      <text:p text:style-name="P6"><text:span text:style-name="Strong_20_Emphasis"><text:span text:style-name="T2">Example 3:</text:span></text:span></text:p>
      <text:p text:style-name="P6"><text:span text:style-name="Strong_20_Emphasis"><text:span text:style-name="T2">Input:</text:span></text:span><text:span text:style-name="T2"> nums = [3,2,3,2,3,2], k = 2</text:span></text:p>
      <text:p text:style-name="P6"><text:span text:style-name="Strong_20_Emphasis"><text:span text:style-name="T2">Output:</text:span></text:span><text:span text:style-name="T2"> [-1,3,-1,3,-1]</text:span></text:p>
      <text:p text:style-name="P6"> </text:p>
      <text:p text:style-name="P6"><text:span text:style-name="Strong_20_Emphasis"><text:span text:style-name="T2">Constraints:</text:span></text:span></text:p>
      <text:list text:style-name="L3">
        <text:list-item>
          <text:p text:style-name="P19"><text:span text:style-name="Source_20_Text"><text:span text:style-name="T1">1 &lt;= n == nums.length &lt;= 500</text:span></text:span></text:p>
        </text:list-item>
        <text:list-item>
          <text:p text:style-name="P19"><text:span text:style-name="Source_20_Text"><text:span text:style-name="T1">1 &lt;= nums[i] &lt;= 10</text:span></text:span><text:span text:style-name="Source_20_Text"><text:span text:style-name="T3">5</text:span></text:span></text:p>
        </text:list-item>
        <text:list-item>
          <text:p text:style-name="P20"><text:span text:style-name="Source_20_Text"><text:span text:style-name="T1">1 &lt;= k &lt;= n</text:span></text:span></text:p>
        </text:list-item>
      </text:list>
      <text:h text:style-name="P13" text:outline-level="1"><text:soft-page-break/>3254. Find the Power of K-Size Subarrays I</text:h>
      <text:p text:style-name="P12">/*</text:p>
      <text:p text:style-name="P12"><text:s text:c="4"/>Brute Force</text:p>
      <text:p text:style-name="P12"><text:s text:c="4"/>Time complexity: O(n^2)</text:p>
      <text:p text:style-name="P12"><text:s text:c="4"/>Space complexity: O(1)</text:p>
      <text:p text:style-name="P12">*/</text:p>
      <text:p text:style-name="P12">typedef std::vector&lt;int&gt; vi;</text:p>
      <text:p text:style-name="P12">class Solution {</text:p>
      <text:p text:style-name="P12"><text:s text:c="4"/>public:</text:p>
      <text:p text:style-name="P12"><text:s text:c="8"/>vi resultsArray(vi&amp; nums, int k){</text:p>
      <text:p text:style-name="P12"><text:s text:c="12"/>int n=nums.size();</text:p>
      <text:p text:style-name="P12"><text:s text:c="8"/><text:span text:style-name="T4"><text:s text:c="4"/></text:span></text:p>
      <text:p text:style-name="P11"><text:s text:c="12"/>// Check if all integer are consecutive in a given range</text:p>
      <text:p text:style-name="P11"><text:s text:c="12"/>// Time complexity: O(n)</text:p>
      <text:p text:style-name="P11"><text:s text:c="12"/>// Space complexity: O(1)</text:p>
      <text:p text:style-name="P12"><text:s text:c="12"/>auto is_consecutive=[&amp;](int left,int right)-&gt;bool{</text:p>
      <text:p text:style-name="P12"><text:s text:c="16"/>for(int i=left;i&lt;right;++i){</text:p>
      <text:p text:style-name="P12"><text:s text:c="20"/>if(nums[i+1]-nums[i]!=1) return false;</text:p>
      <text:p text:style-name="P12"><text:s text:c="16"/>}</text:p>
      <text:p text:style-name="P12"><text:s text:c="16"/>return true;</text:p>
      <text:p text:style-name="P12"><text:s text:c="12"/>};</text:p>
      <text:p text:style-name="P12"/>
      <text:p text:style-name="P12"><text:s text:c="12"/>vi ans; // Store final answer</text:p>
      <text:p text:style-name="P12"><text:s text:c="10"/><text:span text:style-name="T4"><text:s text:c="2"/>// For each starting index i, we extract the subarray of elements from nums[i] to nums[i+k−1].</text:span></text:p>
      <text:p text:style-name="P11"><text:s text:c="12"/>// We then need to verify two conditions: </text:p>
      <text:p text:style-name="P11"><text:s text:c="12"/>// 1- the elements must be sorted in ascending order,</text:p>
      <text:p text:style-name="P11"><text:s text:c="12"/>// 2- and they must be consecutive integers.</text:p>
      <text:p text:style-name="P12"><text:s text:c="12"/>for(int i=0;i&lt;=n-k;++i){</text:p>
      <text:p text:style-name="P12"><text:s text:c="16"/>int j=i+k-1;</text:p>
      <text:p text:style-name="P12"><text:s text:c="16"/>if(is_consecutive(i,j)) ans.push_back(nums[j]);</text:p>
      <text:p text:style-name="P12"><text:s text:c="16"/>else ans.push_back(-1);</text:p>
      <text:p text:style-name="P12"><text:s text:c="12"/>}</text:p>
      <text:p text:style-name="P12"><text:s text:c="12"/>return ans; <text:s text:c="8"/></text:p>
      <text:p text:style-name="P12"><text:s text:c="8"/>}</text:p>
      <text:p text:style-name="P12"><text:s text:c="4"/>};</text:p>
      <text:h text:style-name="P14" text:outline-level="1">3254. Find the Power of K-Size Subarrays I</text:h>
      <text:p text:style-name="P8">/*</text:p>
      <text:p text:style-name="P8"><text:s text:c="4"/><text:span text:style-name="T6">Sliding window</text:span></text:p>
      <text:p text:style-name="P8"><text:s text:c="4"/>Time complexity: O(n)</text:p>
      <text:p text:style-name="P8"><text:s text:c="4"/>Space complexity: O(1)</text:p>
      <text:p text:style-name="P8">*/</text:p>
      <text:p text:style-name="P1">typedef std::vector&lt;int&gt; vi;</text:p>
      <text:p text:style-name="P1">class Solution {</text:p>
      <text:p text:style-name="P1"><text:s text:c="4"/>public:</text:p>
      <text:p text:style-name="P1"><text:s text:c="8"/>vi resultsArray(vi&amp; nums, int k){</text:p>
      <text:p text:style-name="P22"><text:s text:c="12"/>int n=nums.size(); <text:s text:c="11"/></text:p>
      <text:p text:style-name="P1"><text:s text:c="9"/><text:span text:style-name="T4"><text:s text:c="3"/>// Check if all integer are consecutive in a given range</text:span></text:p>
      <text:p text:style-name="P8"><text:s text:c="12"/>// Time complexity: O(n)</text:p>
      <text:p text:style-name="P8"><text:s text:c="12"/>// Space complexity: O(1)</text:p>
      <text:p text:style-name="P1"><text:s text:c="12"/>auto is_consecutive=[&amp;](int left,int right)-&gt;bool{</text:p>
      <text:p text:style-name="P1"><text:s text:c="16"/>for(int i=left;i&lt;right;++i){</text:p>
      <text:p text:style-name="P1"><text:s text:c="20"/>if(nums[i+1]-nums[i]!=1) return false;</text:p>
      <text:p text:style-name="P1"><text:s text:c="16"/>}</text:p>
      <text:p text:style-name="P1"><text:s text:c="16"/>return true;</text:p>
      <text:p text:style-name="P1"><text:s text:c="12"/>};</text:p>
      <text:p text:style-name="P1"/>
      <text:p text:style-name="P1"><text:s text:c="12"/>vi ans; // Store final answer</text:p>
      <text:p text:style-name="P1"><text:s text:c="12"/></text:p>
      <text:p text:style-name="P1"><text:s text:c="9"/><text:span text:style-name="T4"><text:s text:c="3"/>// Create a window of size k</text:span></text:p>
      <text:p text:style-name="P1"><text:s text:c="12"/>int win=0;</text:p>
      <text:p text:style-name="P1"><text:s text:c="12"/>for(int i=0;i&lt;k;++i) win+=nums[i];</text:p>
      <text:p text:style-name="P1"/>
      <text:p text:style-name="P1"><text:s text:c="10"/><text:span text:style-name="T4"><text:s text:c="2"/>// If the integers are NOT consecutive, add -1 to the answer</text:span> </text:p>
      <text:p text:style-name="P1"><text:s text:c="12"/>if(!is_consecutive(0,k-1)) ans.push_back(-1);</text:p>
      <text:p text:style-name="P1"><text:s text:c="11"/><text:span text:style-name="T4"><text:s/>// Otherwise add the last element of the window to the answer</text:span></text:p>
      <text:p text:style-name="P1"><text:s text:c="12"/>else ans.push_back(nums[k-1]);</text:p>
      <text:p text:style-name="P1"/>
      <text:p text:style-name="P1"><text:s text:c="12"/></text:p>
      <text:p text:style-name="P24"><text:s text:c="11"/></text:p>
      <text:p text:style-name="P25"><text:tab/> <text:span text:style-name="T4">// Slide the window</text:span></text:p>
      <text:p text:style-name="P1"><text:s text:c="12"/>int i=0;</text:p>
      <text:p text:style-name="P1"><text:s text:c="12"/>while(i&lt;n-k){</text:p>
      <text:p text:style-name="P1"><text:s text:c="14"/><text:span text:style-name="T4"><text:s text:c="2"/>// Slide the window to the right</text:span></text:p>
      <text:p text:style-name="P1"><text:s text:c="16"/>win-=nums[i];</text:p>
      <text:p text:style-name="P1"><text:s text:c="16"/>win+=nums[i+k];</text:p>
      <text:p text:style-name="P1"><text:s text:c="16"/></text:p>
      <text:p text:style-name="P1"><text:s text:c="16"/><text:span text:style-name="T4">// Check if the elements of the new window are consecutive </text:span></text:p>
      <text:p text:style-name="P1"><text:s text:c="16"/>bool is_consecutive_win=k==1 || nums[i+k]-nums[i+k-1]==1;</text:p>
      <text:p text:style-name="P1"/>
      <text:p text:style-name="P1"><text:s text:c="16"/>i++;</text:p>
      <text:p text:style-name="P1"/>
      <text:p text:style-name="P1"><text:s text:c="16"/>int a=nums[i]; // First element in the window</text:p>
      <text:p text:style-name="P1"><text:s text:c="16"/>int b=nums[i+k-1]; // Last element in the window</text:p>
      <text:p text:style-name="P1"><text:s text:c="16"/></text:p>
      <text:p text:style-name="P1"><text:s text:c="13"/><text:span text:style-name="T4"><text:s text:c="3"/>// If the integers are consecutive, so mathematically</text:span></text:p>
      <text:p text:style-name="P8"><text:s text:c="16"/>// the sum shou<text:span text:style-name="T9">l</text:span>d be a+(a+1)+(a+2)+...+b </text:p>
      <text:p text:style-name="P1"><text:s text:c="16"/>long long sum=(b*1ll*(b+1)*1ll/2)-((a-1)*1ll*a*1ll/2);</text:p>
      <text:p text:style-name="P1"><text:s text:c="14"/><text:span text:style-name="T4"><text:s text:c="2"/>// If the window's does not fit the mathematical sum</text:span></text:p>
      <text:p text:style-name="P8"><text:s text:c="16"/>// or the integer are <text:span text:style-name="T10">NOT</text:span> consecutive</text:p>
      <text:p text:style-name="P8"><text:s text:c="16"/>// means elements are <text:span text:style-name="T10">NOT</text:span> consecutive and NOT sorted in ascending order</text:p>
      <text:p text:style-name="P8"><text:s text:c="16"/>// Add -1 to the answer</text:p>
      <text:p text:style-name="P1"><text:s text:c="16"/>if(win!=sum || !is_consecutive_win) ans.push_back(-1);</text:p>
      <text:p text:style-name="P1"><text:s text:c="15"/><text:span text:style-name="T4"><text:s/>// Otherwise add the last element of the window to the answer</text:span></text:p>
      <text:p text:style-name="P1"><text:s text:c="16"/>else ans.push_back(nums[i+k-1]);</text:p>
      <text:p text:style-name="P1"><text:s text:c="12"/>}</text:p>
      <text:p text:style-name="P1"><text:s text:c="12"/>return ans; <text:s text:c="8"/></text:p>
      <text:p text:style-name="P1"><text:s text:c="8"/>}</text:p>
      <text:p text:style-name="P1"><text:s text:c="4"/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21:27:30.443159886</meta:creation-date>
    <dc:date>2024-11-17T11:15:08.201516915</dc:date>
    <meta:editing-duration>PT13M25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4" meta:paragraph-count="121" meta:word-count="556" meta:character-count="4363" meta:non-whitespace-character-count="2886"/>
  </office:meta>
</office:document-meta>
</file>